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3b8" officeooo:paragraph-rsid="000b9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o</text:p>
      <text:p text:style-name="P1"/>
      <text:p text:style-name="P1">O controle de administrador é realizado por validação de senha, senha de admin é 123456, a validação é feita através de um modal, onde quando informado a senha correta o usuário é direcionado para a operação escolhida.</text:p>
      <text:p text:style-name="P1"/>
      <text:p text:style-name="P1">O sistema possui 3 areas, são elas:</text:p>
      <text:p text:style-name="P1"/>
      <text:p text:style-name="P1">- produtos : que deverá ser acessada no thumb com titulo produtos</text:p>
      <text:p text:style-name="P1">- vendas : que deverá ser acessada no thumb com titulo vendas</text:p>
      <text:p text:style-name="P1">- fornecedores : que deverá ser acessada no thumb com titulo fornecedores</text:p>
      <text:p text:style-name="P1"/>
      <text:p text:style-name="P1">Cada sessão tem botões intuitivo para operaçẽos de crud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9:02:03.234193224</meta:creation-date>
    <dc:date>2019-04-29T19:06:01.754511844</dc:date>
    <meta:editing-duration>PT3M59S</meta:editing-duration>
    <meta:editing-cycles>1</meta:editing-cycles>
    <meta:document-statistic meta:table-count="0" meta:image-count="0" meta:object-count="0" meta:page-count="1" meta:paragraph-count="7" meta:word-count="92" meta:character-count="522" meta:non-whitespace-character-count="436"/>
    <meta:generator>LibreOffice/6.0.7.3$Linux_X86_64 LibreOffice_project/00m0$Build-3</meta:generator>
  </office:meta>
</office:document-meta>
</file>